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1F38A6B953034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cd4" officeooo:paragraph-rsid="0000cc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less Web APP</text:p>
      <text:p text:style-name="P1"><draw:frame draw:style-name="fr1" draw:name="Image1" text:anchor-type="char" svg:width="17cm" svg:height="9.562cm" draw:z-index="0"><draw:image xlink:href="Pictures/100000010000078000000438D1F38A6B953034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1:49:32.490289901</meta:creation-date>
    <dc:date>2023-12-22T11:52:58.739802064</dc:date>
    <meta:editing-duration>PT3M26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1" meta:word-count="3" meta:character-count="18" meta:non-whitespace-character-count="16"/>
  </office:meta>
</office:document-meta>
</file>